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text-properties style:font-name="Times" fo:font-size="12pt"/>
    </style:style>
    <style:style style:name="P2" style:family="paragraph" style:parent-style-name="Standard">
      <style:paragraph-properties fo:line-height="120%"/>
      <style:text-properties style:font-name="Courier New" fo:font-size="8pt"/>
    </style:style>
    <style:style style:name="P3" style:family="paragraph" style:parent-style-name="Standard">
      <style:paragraph-properties fo:margin-top="0in" fo:margin-bottom="0.0972in" loext:contextual-spacing="false" fo:line-height="120%"/>
      <style:text-properties style:font-name="Times" fo:font-size="12pt"/>
    </style:style>
    <style:style style:name="P4" style:family="paragraph" style:parent-style-name="Standard">
      <style:paragraph-properties fo:margin-top="0in" fo:margin-bottom="0.0972in" loext:contextual-spacing="false" fo:line-height="120%"/>
      <style:text-properties style:font-name="Times" fo:font-size="12pt" officeooo:rsid="0006d49c" officeooo:paragraph-rsid="0006d49c"/>
    </style:style>
    <style:style style:name="P5" style:family="paragraph" style:parent-style-name="Text_20_body">
      <style:paragraph-properties fo:margin-top="0in" fo:margin-bottom="0.0972in" loext:contextual-spacing="false" fo:line-height="120%"/>
      <style:text-properties style:font-name="Times" fo:font-size="12pt" officeooo:rsid="0006d49c" officeooo:paragraph-rsid="0006d49c"/>
    </style:style>
    <style:style style:name="P6" style:family="paragraph" style:parent-style-name="Standard">
      <style:paragraph-properties fo:margin-top="0.1665in" fo:margin-bottom="0.0835in" loext:contextual-spacing="false"/>
      <style:text-properties style:font-name="Times" fo:font-size="12pt" fo:font-weight="bold"/>
    </style:style>
    <style:style style:name="P7" style:family="paragraph" style:parent-style-name="Text_20_body">
      <style:text-properties officeooo:rsid="000a022a" officeooo:paragraph-rsid="000a022a"/>
    </style:style>
    <style:style style:name="P8" style:family="paragraph" style:parent-style-name="Text_20_body">
      <style:text-properties officeooo:rsid="000a022a" officeooo:paragraph-rsid="000be3e1"/>
    </style:style>
    <style:style style:name="P9" style:family="paragraph" style:parent-style-name="Text_20_body">
      <style:text-properties officeooo:rsid="000be3e1" officeooo:paragraph-rsid="000be3e1"/>
    </style:style>
    <style:style style:name="P10"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1" style:family="paragraph" style:parent-style-name="Heading_20_1">
      <style:text-properties officeooo:rsid="000a022a" officeooo:paragraph-rsid="000a022a"/>
    </style:style>
    <style:style style:name="P12" style:family="paragraph" style:parent-style-name="Text_20_body" style:list-style-name="L2"/>
    <style:style style:name="P13" style:family="paragraph" style:parent-style-name="Text_20_body">
      <style:text-properties officeooo:rsid="000e7354" officeooo:paragraph-rsid="000e7354"/>
    </style:style>
    <style:style style:name="P14" style:family="paragraph" style:parent-style-name="Text_20_body" style:list-style-name="L3">
      <style:text-properties officeooo:paragraph-rsid="00105c2a"/>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officeooo:rsid="000be3e1"/>
    </style:style>
    <style:style style:name="T2" style:family="text">
      <style:text-properties officeooo:rsid="00105c2a"/>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833_1764154201"/>Table of Contents<text:bookmark-end text:name="__RefHeading___Toc833_1764154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833_1764154201" text:style-name="Index_20_Link" text:visited-style-name="Index_20_Link">Table of Contents<text:tab/>1</text:a></text:p>
          <text:p text:style-name="P15"><text:a xlink:type="simple" xlink:href="#__RefHeading___Toc835_1764154201" text:style-name="Index_20_Link" text:visited-style-name="Index_20_Link">Cartesian/Polar Grid Pattern Matching<text:tab/>1</text:a></text:p>
          <text:p text:style-name="P15"><text:a xlink:type="simple" xlink:href="#__RefHeading___Toc837_1764154201" text:style-name="Index_20_Link" text:visited-style-name="Index_20_Link">Tutorial Video<text:tab/>2</text:a></text:p>
          <text:p text:style-name="P16"><text:a xlink:type="simple" xlink:href="#__RefHeading___Toc839_1764154201" text:style-name="Index_20_Link" text:visited-style-name="Index_20_Link">Help Engine<text:tab/>2</text:a></text:p>
          <text:p text:style-name="P16"><text:a xlink:type="simple" xlink:href="#__RefHeading___Toc841_1764154201" text:style-name="Index_20_Link" text:visited-style-name="Index_20_Link">JPEG2000<text:tab/>2</text:a></text:p>
          <text:p text:style-name="P16"><text:a xlink:type="simple" xlink:href="#__RefHeading___Toc843_1764154201" text:style-name="Index_20_Link" text:visited-style-name="Index_20_Link">Plugin qtjp2imageformat<text:tab/>2</text:a></text:p>
          <text:p text:style-name="P16"><text:a xlink:type="simple" xlink:href="#__RefHeading___Toc845_1764154201" text:style-name="Index_20_Link" text:visited-style-name="Index_20_Link">OpenJPEG<text:tab/>2</text:a></text:p>
          <text:p text:style-name="P15"><text:a xlink:type="simple" xlink:href="#__RefHeading___Toc847_1764154201" text:style-name="Index_20_Link" text:visited-style-name="Index_20_Link">Windows Installer<text:tab/>2</text:a></text:p>
          <text:p text:style-name="P16"><text:a xlink:type="simple" xlink:href="#__RefHeading___Toc849_1764154201" text:style-name="Index_20_Link" text:visited-style-name="Index_20_Link">Guid<text:tab/>2</text:a></text:p>
          <text:p text:style-name="P15"><text:a xlink:type="simple" xlink:href="#__RefHeading___Toc851_1764154201" text:style-name="Index_20_Link" text:visited-style-name="Index_20_Link">OSX Release<text:tab/>3</text:a></text:p>
          <text:p text:style-name="P16"><text:a xlink:type="simple" xlink:href="#__RefHeading___Toc853_1764154201" text:style-name="Index_20_Link" text:visited-style-name="Index_20_Link">log4cpp<text:tab/>3</text:a></text:p>
          <text:p text:style-name="P16"><text:a xlink:type="simple" xlink:href="#__RefHeading___Toc855_1764154201" text:style-name="Index_20_Link" text:visited-style-name="Index_20_Link">fftw<text:tab/>4</text:a></text:p>
          <text:p text:style-name="P16"><text:a xlink:type="simple" xlink:href="#__RefHeading___Toc857_1764154201" text:style-name="Index_20_Link" text:visited-style-name="Index_20_Link">engauge<text:tab/>4</text:a></text:p>
          <text:p text:style-name="P16"><text:a xlink:type="simple" xlink:href="#__RefHeading___Toc859_1764154201" text:style-name="Index_20_Link" text:visited-style-name="Index_20_Link">icons<text:tab/>4</text:a></text:p>
          <text:p text:style-name="P16"><text:a xlink:type="simple" xlink:href="#__RefHeading___Toc861_1764154201" text:style-name="Index_20_Link" text:visited-style-name="Index_20_Link">deploy<text:tab/>4</text:a></text:p>
          <text:p text:style-name="P16"><text:a xlink:type="simple" xlink:href="#__RefHeading___Toc863_1764154201" text:style-name="Index_20_Link" text:visited-style-name="Index_20_Link">error message from App Store review<text:tab/>4</text:a></text:p>
          <text:p text:style-name="P15"><text:a xlink:type="simple" xlink:href="#__RefHeading___Toc865_1764154201" text:style-name="Index_20_Link" text:visited-style-name="Index_20_Link">Static Code Analysis<text:tab/>6</text:a></text:p>
          <text:p text:style-name="P15"><text:a xlink:type="simple" xlink:href="#__RefHeading___Toc867_1764154201" text:style-name="Index_20_Link" text:visited-style-name="Index_20_Link">Translations<text:tab/>6</text:a></text:p>
          <text:p text:style-name="P15"><text:a xlink:type="simple" xlink:href="#__RefHeading__403_855807960" text:style-name="Index_20_Link" text:visited-style-name="Index_20_Link">R<text:tab/>7</text:a></text:p>
          <text:p text:style-name="P15"><text:a xlink:type="simple" xlink:href="#__RefHeading__411_2045457184" text:style-name="Index_20_Link" text:visited-style-name="Index_20_Link">Windows – Build lib from dll<text:tab/>7</text:a></text:p>
          <text:p text:style-name="P15"><text:a xlink:type="simple" xlink:href="#__RefHeading___Toc419_287987493" text:style-name="Index_20_Link" text:visited-style-name="Index_20_Link">How To Distribute Pre-Releases<text:tab/>7</text:a></text:p>
        </text:index-body>
      </text:table-of-content>
      <text:p text:style-name="P1"/>
      <text:p text:style-name="P6"/>
      <text:h text:style-name="Heading_20_1" text:outline-level="1"><text:bookmark-start text:name="__RefHeading___Toc835_1764154201"/>Cartesian/Polar Grid Pattern Matching<text:bookmark-end text:name="__RefHeading___Toc835_1764154201"/></text:h>
      <text:p text:style-name="P3">Options:</text:p>
      <text:list xml:id="list2562122495745933980" text:style-name="L1">
        <text:list-item>
          <text:p text:style-name="P10">Search parameter space of (grid line count, grid line start, grid line number, angle) for X and Y separately, while performing fast cross correlations using FFTW3.</text:p>
        </text:list-item>
        <text:list-item>
          <text:p text:style-name="P10">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3">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ext:soft-page-break/>Tutorial Video<text:bookmark-end text:name="__RefHeading___Toc837_1764154201"/></text:h>
      <text:p text:style-name="P3">Originally the tutorial video was to be added to the qrc file, but that caused a segfault on a 9MB file. Google search revealed adding large multimedia file(s) to resource file causes problems (since data gets stored as C array, and there are swap issues).</text:p>
      <text:p text:style-name="P3">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_RefHeading___Toc839_1764154201"/>Help Engine<text:bookmark-end text:name="__RefHeading___Toc839_1764154201"/></text:h>
      <text:list xml:id="list225615347556338" text:style-name="L1">
        <text:list-item>
          <text:p text:style-name="P10">Installed qttools5-dev and qttools-dev-tools in muon </text:p>
        </text:list-item>
        <text:list-item>
          <text:p text:style-name="P10">'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JPEG2000<text:bookmark-end text:name="__RefHeading___Toc841_1764154201"/></text:h>
      <text:h text:style-name="Heading_20_2" text:outline-level="2"><text:bookmark-start text:name="__RefHeading___Toc843_1764154201"/>Plugin qtjp2imageformat<text:bookmark-end text:name="__RefHeading___Toc843_1764154201"/></text:h>
      <text:p text:style-name="P3">Downloaded from <text:a xlink:type="simple" xlink:href="https://github.com/kbinani/qt-solutions" text:style-name="Internet_20_link" text:visited-style-name="Visited_20_Internet_20_Link">https://github.com/kbinani/qt-solutions</text:a>. Code is from qt3 and unmaintained. This requires the JasPer library, which according to <text:a xlink:type="simple" xlink:href="https://en.wikipedia.org/wiki/JPEG_2000" text:style-name="Internet_20_link" text:visited-style-name="Visited_20_Internet_20_Link">https://en.wikipedia.org/wiki/JPEG_2000</text:a> has limited JPEG2000 feature support. </text:p>
      <text:h text:style-name="Heading_20_2" text:outline-level="2"><text:bookmark-start text:name="__RefHeading___Toc845_1764154201"/>OpenJPEG<text:bookmark-end text:name="__RefHeading___Toc845_1764154201"/></text:h>
      <text:p text:style-name="P3">Self-contained library with attractive licensing.</text:p>
      <text:h text:style-name="Heading_20_1" text:outline-level="1"><text:bookmark-start text:name="__RefHeading___Toc847_1764154201"/>Windows Installer<text:bookmark-end text:name="__RefHeading___Toc847_1764154201"/></text:h>
      <text:p text:style-name="P3">WiX was selected since it is not buggy and is full featured (installs Microsoft products!).</text:p>
      <text:h text:style-name="Heading_20_2" text:outline-level="2"><text:bookmark-start text:name="__RefHeading___Toc849_1764154201"/>Guid<text:bookmark-end text:name="__RefHeading___Toc849_1764154201"/></text:h>
      <text:p text:style-name="P3">Built the following, from https://www.firegiant.com/wix/tutorial/getting-started/the-software-package/, using /cygdrive/C/MinGW/bin/gcc.exe uuidgen.c -lole32:</text:p>
      <text:p text:style-name="P3"/>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oft-page-break/><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3"/>
      <text:p text:style-name="P3">Results:</text:p>
      <text:p text:style-name="P3">Product: {1FBCEF62-3E8D-4E44-A0B5-0F066BAB900D}</text:p>
      <text:p text:style-name="P3">Installation package: {4E5846BB-039A-41BF-86EF-2A72B7BEE918}</text:p>
      <text:p text:style-name="P3">Exe: {5CE13C36-6B3D-4B6C-B183-C8DC80B70D1F}</text:p>
      <text:p text:style-name="P6">Linux Release</text:p>
      <text:list xml:id="list225614831792848" text:style-name="L1">
        <text:list-item>
          <text:p text:style-name="P10">Download src tarball </text:p>
        </text:list-item>
        <text:list-item>
          <text:p text:style-name="P10">./configure –prefix=$HOME/qt-everywhere-opensource-5.5.1 -opensource -release -static -qt-zlib -qt-libpng -qt-libjpeg -qt-xcb -qt-freetype -qt-xkbcommon-x11 -no-opengl</text:p>
        </text:list-item>
        <text:list-item>
          <text:p text:style-name="P10">make -j 4</text:p>
        </text:list-item>
        <text:list-item>
          <text:p text:style-name="P10">make install</text:p>
        </text:list-item>
      </text:list>
      <text:h text:style-name="Heading_20_1" text:outline-level="1"><text:bookmark-start text:name="__RefHeading___Toc851_1764154201"/>OSX Release<text:bookmark-end text:name="__RefHeading___Toc851_1764154201"/></text:h>
      <text:h text:style-name="Heading_20_2" text:outline-level="2"><text:bookmark-start text:name="__RefHeading___Toc853_1764154201"/>log4cpp<text:bookmark-end text:name="__RefHeading___Toc853_1764154201"/></text:h>
      <text:p text:style-name="P3">./configure \</text:p>
      <text:p text:style-name="P3">--prefix=/Users/mark/log4cpp CXX=/usr/bin/g++ \</text:p>
      <text:p text:style-name="P3">CXXFLAGS="-I/Applications/Xcode.app/Contents/Developer/Platforms/MacOSX.platform/Developer/SDKs/MacOSX10.11.sdk/usr/include -arch x86_64 -Xarch_x86_64 \</text:p>
      <text:p text:style-name="P3">-DLOG4CPP_HAVE_SSTREAM"</text:p>
      <text:p text:style-name="P3"/>
      <text:p text:style-name="P3">make</text:p>
      <text:p text:style-name="P3">make install</text:p>
      <text:h text:style-name="Heading_20_2" text:outline-level="2"><text:bookmark-start text:name="__RefHeading___Toc855_1764154201"/><text:soft-page-break/>fftw<text:bookmark-end text:name="__RefHeading___Toc855_1764154201"/></text:h>
      <text:p text:style-name="P3"><text:s/>(NOTE THE -enabled-shared!)</text:p>
      <text:p text:style-name="P3">./configure \</text:p>
      <text:p text:style-name="P3">--prefix=/Users/mark/fftw-3.3.4 \</text:p>
      <text:p text:style-name="P3">--enable-shared \</text:p>
      <text:p text:style-name="P3">CXX=/Applications/Xcode.app/Contents/Developer/Toolchains/XcodeDefault.xctoolchain/usr/bin/clang++ \</text:p>
      <text:p text:style-name="P3">CXXFLAGS="-I/Applications/Xcode.app/Contents/Developer/Platforms/MacOSX.platform/Developer/SDKs/MacOSX10.11.sdk/usr/include"</text:p>
      <text:p text:style-name="P3"/>
      <text:p text:style-name="P3">qmake -config release engauge.pro</text:p>
      <text:h text:style-name="Heading_20_2" text:outline-level="2"><text:bookmark-start text:name="__RefHeading___Toc857_1764154201"/>engauge<text:bookmark-end text:name="__RefHeading___Toc857_1764154201"/></text:h>
      <text:p text:style-name="P3">source dev/osx/macosx_setup</text:p>
      <text:p text:style-name="P3">(edit engauge.pro and comment out CONFIG= line)</text:p>
      <text:p text:style-name="P3">qmake -config release engauge.pro</text:p>
      <text:p text:style-name="P3">(edit engauge.pro and restore CONFIG= line)</text:p>
      <text:p text:style-name="P3">make</text:p>
      <text:p text:style-name="P3">cp -r bin/documentation engauge.app/Contents/MacOS</text:p>
      <text:h text:style-name="Heading_20_2" text:outline-level="2"><text:bookmark-start text:name="__RefHeading___Toc859_1764154201"/>icons<text:bookmark-end text:name="__RefHeading___Toc859_1764154201"/></text:h>
      <text:p text:style-name="P3">use gimp to create dev/osx/iconset subdirectory</text:p>
      <text:p text:style-name="P3">iconutil -c icns digitizer.iconset</text:p>
      <text:p text:style-name="P3">cp digitizer.icns engauge-digitizer/engauge.app/Contents/Resources</text:p>
      <text:h text:style-name="Heading_20_2" text:outline-level="2"><text:bookmark-start text:name="__RefHeading___Toc861_1764154201"/>deploy<text:bookmark-end text:name="__RefHeading___Toc861_1764154201"/></text:h>
      <text:p text:style-name="P3">Next step adds libraries to application bundle:</text:p>
      <text:p text:style-name="P3"/>
      <text:p text:style-name="P3">$QT_DIR/bin/macdeployqt engauge.app -dmg</text:p>
      <text:h text:style-name="Heading_20_2" text:outline-level="2"><text:bookmark-start text:name="__RefHeading___Toc863_1764154201"/>error message from App Store review<text:bookmark-end text:name="__RefHeading___Toc863_1764154201"/></text:h>
      <text:p text:style-name="P5">May 15, 2016 at 10:33 AM</text:p>
      <text:p text:style-name="Text_20_body"><text:soft-page-break/>From Apple</text:p>
      <text:list xml:id="list8977627508371489499" text:style-name="L2">
        <text:list-item>
          <text:p text:style-name="P12">2.31 - Apps that are not sandboxed appropriately may be rejected </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text:style-name="Internet_20_link" text:visited-style-name="Visited_20_Internet_20_Link">Technical Q&amp;A QA1773 Common app sandboxing issues</text:a>.<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line-break/><text:line-break/>2.31<text:line-break/><text:line-break/><text:soft-pag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p>
      <text:p text:style-name="P4"/>
      <text:h text:style-name="Heading_20_1" text:outline-level="1"><text:bookmark-start text:name="__RefHeading___Toc865_1764154201"/>Static Code Analysis<text:bookmark-end text:name="__RefHeading___Toc865_1764154201"/></text:h>
      <text:list xml:id="list225614587345155" text:style-name="L1">
        <text:list-item>
          <text:p text:style-name="P10">Run </text:p>
        </text:list-item>
      </text:list>
      <text:p text:style-name="P3"><text:tab/>qmake QMAKE_CXX='scan-build g++'</text:p>
      <text:list xml:id="list225615830501672" text:style-name="L1">
        <text:list-item>
          <text:p text:style-name="P10">Build normally</text:p>
        </text:list-item>
      </text:list>
      <text:h text:style-name="Heading_20_1" text:outline-level="1"><text:bookmark-start text:name="__RefHeading___Toc867_1764154201"/>Translations<text:bookmark-end text:name="__RefHeading___Toc867_1764154201"/></text:h>
      <text:p text:style-name="P3"><text:a xlink:type="simple" xlink:href="https://wiki.qt.io/How_to_create_a_multi_language_application" text:style-name="Internet_20_link" text:visited-style-name="Visited_20_Internet_20_Link">https://wiki.qt.io/How_to_create_a_multi_language_application</text:a></text:p>
      <text:p text:style-name="P3"/>
      <text:list xml:id="list225616015880064" text:style-name="L1">
        <text:list-item>
          <text:p text:style-name="P10"><text:soft-page-break/>'lupdate engauge.pro' safely updates *.ts translation files</text:p>
        </text:list-item>
        <text:list-item>
          <text:p text:style-name="P10">'linguist translations/engauge_XX_YY.ts' allows editing of one translation file</text:p>
        </text:list-item>
        <text:list-item>
          <text:p text:style-name="P10">'lrelease engauge.pro' builds qm files</text:p>
        </text:list-item>
        <text:list-item>
          <text:p text:style-name="P10">'mv translations/*.qm bin/translations'</text:p>
        </text:list-item>
      </text:list>
      <text:h text:style-name="P11" text:outline-level="1"><text:bookmark-start text:name="__RefHeading__403_855807960"/>R<text:bookmark-end text:name="__RefHeading__403_855807960"/></text:h>
      <text:p text:style-name="P7">sudo apt-get install r-base</text:p>
      <text:p text:style-name="P7">R</text:p>
      <text:p text:style-name="P8">/* <text:span text:style-name="T1">Following is from </text:span><text:a xlink:type="simple" xlink:href="http://www.tutorialspoint.com/r/r_xml_files.htm" text:style-name="Internet_20_link" text:visited-style-name="Visited_20_Internet_20_Link"><text:span text:style-name="T1">http://www.tutorialspoint.com/r/r_xml_files.htm</text:span></text:a><text:span text:style-name="T1"> */</text:span></text:p>
      <text:p text:style-name="P7">install.packages(“XML”)</text:p>
      <text:p text:style-name="P9">library (“XML”)</text:p>
      <text:p text:style-name="P9">library (“methods”)</text:p>
      <text:p text:style-name="P9">result ← xmlParse (file = “version8_2.dig”)</text:p>
      <text:p text:style-name="P9">print (result)</text:p>
      <text:p text:style-name="P9">rootnode ← xmlRoot(result)</text:p>
      <text:p text:style-name="P9">rootsize ← xmlSize(rootnode)</text:p>
      <text:p text:style-name="P9">print (rootsize)</text:p>
      <text:p text:style-name="P9"/>
      <text:h text:style-name="Heading_20_1" text:outline-level="1"><text:bookmark-start text:name="__RefHeading__411_2045457184"/>Windows – Build lib from dll<text:bookmark-end text:name="__RefHeading__411_2045457184"/></text:h>
      <text:p text:style-name="P13">Lib /def:libfftw3-3.def /OUT:libfftw3-3.lib</text:p>
      <text:h text:style-name="Heading_20_1" text:outline-level="1"><text:bookmark-start text:name="__RefHeading___Toc419_287987493"/>How To Distribute Pre-Releases<text:bookmark-end text:name="__RefHeading___Toc419_287987493"/></text:h>
      <text:list xml:id="list7135907981684324805" text:style-name="L3">
        <text:list-item>
          <text:p text:style-name="P14"><text:span text:style-name="T2">Go to </text:span><text:a xlink:type="simple" xlink:href="https://ci.appveyor.com/project/markummitchell/engauge-digitizer/branch/master" text:style-name="Internet_20_link" text:visited-style-name="Visited_20_Internet_20_Link"><text:span text:style-name="T2">https://ci.appveyor.com/project/markummitchell/engauge-digitizer/branch/master</text:span></text:a></text:p>
        </text:list-item>
        <text:list-item>
          <text:p text:style-name="P14"><text:span text:style-name="T2">Select release or debug build</text:span></text:p>
        </text:list-item>
        <text:list-item>
          <text:p text:style-name="P14"><text:span text:style-name="T2">Open the artifacts pag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07T22:34:58.887489358</dc:date>
    <meta:editing-duration>PT15M36S</meta:editing-duration>
    <meta:editing-cycles>8</meta:editing-cycles>
    <meta:document-statistic meta:table-count="0" meta:image-count="0" meta:object-count="0" meta:page-count="7" meta:paragraph-count="137" meta:word-count="1073" meta:character-count="8310" meta:non-whitespace-character-count="7327"/>
  </office:meta>
</office:document-meta>
</file>